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2.858cm"/>
    </style:style>
    <style:style style:name="co8" style:family="table-column">
      <style:table-column-properties fo:break-before="auto" style:column-width="2.997cm"/>
    </style:style>
    <style:style style:name="co9" style:family="table-column">
      <style:table-column-properties fo:break-before="auto" style:column-width="3.052cm"/>
    </style:style>
    <style:style style:name="co10" style:family="table-column">
      <style:table-column-properties fo:break-before="auto" style:column-width="3.8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13" table:default-cell-style-name="ce1"/>
        <table:table-row table:style-name="ro1">
          <table:table-cell office:value-type="string">
            <text:p>Multiplier</text:p>
          </table:table-cell>
          <table:table-cell office:value-type="string">
            <text:p>Level 10</text:p>
          </table:table-cell>
          <table:table-cell office:value-type="string">
            <text:p>Level 20</text:p>
          </table:table-cell>
          <table:table-cell office:value-type="string">
            <text:p>Level 30</text:p>
          </table:table-cell>
          <table:table-cell office:value-type="string">
            <text:p>Level 40</text:p>
          </table:table-cell>
          <table:table-cell office:value-type="string">
            <text:p>Level 50</text:p>
          </table:table-cell>
          <table:table-cell office:value-type="string">
            <text:p>Level 60</text:p>
          </table:table-cell>
          <table:table-cell office:value-type="string">
            <text:p>Level 70</text:p>
          </table:table-cell>
          <table:table-cell office:value-type="string">
            <text:p>Level 80</text:p>
          </table:table-cell>
          <table:table-cell office:value-type="string">
            <text:p>Level 90</text:p>
          </table:table-cell>
          <table:table-cell office:value-type="string">
            <text:p>Candidate Purposes</text:p>
          </table:table-cell>
          <table:table-cell table:number-columns-repeated="1013"/>
        </table:table-row>
        <table:table-row table:style-name="ro1">
          <table:table-cell office:value-type="float" office:value="1.001">
            <text:p>1,001</text:p>
          </table:table-cell>
          <table:table-cell table:formula="of:=POWER([.A2];10)" office:value-type="float" office:value="1.01004512021025">
            <text:p>1,0100451202</text:p>
          </table:table-cell>
          <table:table-cell table:formula="of:=POWER([.A2];20)" office:value-type="float" office:value="1.02019114486054">
            <text:p>1,0201911449</text:p>
          </table:table-cell>
          <table:table-cell table:formula="of:=POWER([.A2];30)" office:value-type="float" office:value="1.0304390875481">
            <text:p>1,0304390875</text:p>
          </table:table-cell>
          <table:table-cell table:formula="of:=POWER([.A2];40)" office:value-type="float" office:value="1.04078997205186">
            <text:p>1,0407899721</text:p>
          </table:table-cell>
          <table:table-cell table:style-name="ce2" table:formula="of:=POWER([.A2];50)" office:value-type="float" office:value="1.05124483243475">
            <text:p>1,0512448324</text:p>
          </table:table-cell>
          <table:table-cell table:formula="of:=POWER([.A2];60)" office:value-type="float" office:value="1.06180471314696">
            <text:p>1,0618047131</text:p>
          </table:table-cell>
          <table:table-cell table:formula="of:=POWER([.A2];70)" office:value-type="float" office:value="1.07247066913033">
            <text:p>1,0724706691</text:p>
          </table:table-cell>
          <table:table-cell table:formula="of:=POWER([.A2];80)" office:value-type="float" office:value="1.08324376592371">
            <text:p>1,0832437659</text:p>
          </table:table-cell>
          <table:table-cell table:formula="of:=POWER([.A2];90)" office:value-type="float" office:value="1.09412507976942">
            <text:p>1,0941250798</text:p>
          </table:table-cell>
          <table:table-cell office:value-type="string">
            <text:p>Speed</text:p>
          </table:table-cell>
          <table:table-cell table:number-columns-repeated="1013"/>
        </table:table-row>
        <table:table-row table:style-name="ro1">
          <table:table-cell office:value-type="float" office:value="1.002">
            <text:p>1,002</text:p>
          </table:table-cell>
          <table:table-cell table:formula="of:=POWER([.A3];10)" office:value-type="float" office:value="1.02018096336808">
            <text:p>1,0201809634</text:p>
          </table:table-cell>
          <table:table-cell table:formula="of:=POWER([.A3];20)" office:value-type="float" office:value="1.04076919801862">
            <text:p>1,040769198</text:p>
          </table:table-cell>
          <table:table-cell table:formula="of:=POWER([.A3];30)" office:value-type="float" office:value="1.06177292307846">
            <text:p>1,0617729231</text:p>
          </table:table-cell>
          <table:table-cell table:formula="of:=POWER([.A3];40)" office:value-type="float" office:value="1.08320052354432">
            <text:p>1,0832005235</text:p>
          </table:table-cell>
          <table:table-cell table:formula="of:=POWER([.A3];50)" office:value-type="float" office:value="1.10506055363025">
            <text:p>1,1050605536</text:p>
          </table:table-cell>
          <table:table-cell table:formula="of:=POWER([.A3];60)" office:value-type="float" office:value="1.12736174018257">
            <text:p>1,1273617402</text:p>
          </table:table-cell>
          <table:table-cell table:formula="of:=POWER([.A3];70)" office:value-type="float" office:value="1.15011298616377">
            <text:p>1,1501129862</text:p>
          </table:table-cell>
          <table:table-cell table:formula="of:=POWER([.A3];80)" office:value-type="float" office:value="1.17332337420669">
            <text:p>1,1733233742</text:p>
          </table:table-cell>
          <table:table-cell table:formula="of:=POWER([.A3];90)" office:value-type="float" office:value="1.19700217024046">
            <text:p>1,1970021702</text:p>
          </table:table-cell>
          <table:table-cell office:value-type="string">
            <text:p>Speed</text:p>
          </table:table-cell>
          <table:table-cell table:number-columns-repeated="1013"/>
        </table:table-row>
        <table:table-row table:style-name="ro1">
          <table:table-cell office:value-type="float" office:value="1.003">
            <text:p>1,003</text:p>
          </table:table-cell>
          <table:table-cell table:formula="of:=POWER([.A4];10)" office:value-type="float" office:value="1.03040825707139">
            <text:p>1,0304082571</text:p>
          </table:table-cell>
          <table:table-cell table:formula="of:=POWER([.A4];20)" office:value-type="float" office:value="1.0617411762409">
            <text:p>1,0617411762</text:p>
          </table:table-cell>
          <table:table-cell table:formula="of:=POWER([.A4];30)" office:value-type="float" office:value="1.09402687487131">
            <text:p>1,0940268749</text:p>
          </table:table-cell>
          <table:table-cell table:formula="of:=POWER([.A4];40)" office:value-type="float" office:value="1.1272943253254">
            <text:p>1,1272943253</text:p>
          </table:table-cell>
          <table:table-cell table:formula="of:=POWER([.A4];50)" office:value-type="float" office:value="1.16157338096501">
            <text:p>1,161573381</text:p>
          </table:table-cell>
          <table:table-cell table:formula="of:=POWER([.A4];60)" office:value-type="float" office:value="1.19689480294068">
            <text:p>1,1968948029</text:p>
          </table:table-cell>
          <table:table-cell table:formula="of:=POWER([.A4];70)" office:value-type="float" office:value="1.23329028779591">
            <text:p>1,2332902878</text:p>
          </table:table-cell>
          <table:table-cell table:formula="of:=POWER([.A4];80)" office:value-type="float" office:value="1.27079249591085">
            <text:p>1,2707924959</text:p>
          </table:table-cell>
          <table:table-cell table:formula="of:=POWER([.A4];90)" office:value-type="float" office:value="1.3094350808109">
            <text:p>1,3094350808</text:p>
          </table:table-cell>
          <table:table-cell office:value-type="string">
            <text:p>Speed*</text:p>
          </table:table-cell>
          <table:table-cell table:number-columns-repeated="1013"/>
        </table:table-row>
        <table:table-row table:style-name="ro1">
          <table:table-cell office:value-type="float" office:value="1.004">
            <text:p>1,004</text:p>
          </table:table-cell>
          <table:table-cell table:formula="of:=POWER([.A5];10)" office:value-type="float" office:value="1.04072773401891">
            <text:p>1,040727734</text:p>
          </table:table-cell>
          <table:table-cell table:formula="of:=POWER([.A5];20)" office:value-type="float" office:value="1.08311421635614">
            <text:p>1,0831142164</text:p>
          </table:table-cell>
          <table:table-cell table:formula="of:=POWER([.A5];30)" office:value-type="float" office:value="1.12722700407199">
            <text:p>1,1272270041</text:p>
          </table:table-cell>
          <table:table-cell table:formula="of:=POWER([.A5];40)" office:value-type="float" office:value="1.17313640567277">
            <text:p>1,1731364057</text:p>
          </table:table-cell>
          <table:table-cell table:formula="of:=POWER([.A5];50)" office:value-type="float" office:value="1.22091559317091">
            <text:p>1,2209155932</text:p>
          </table:table-cell>
          <table:table-cell table:formula="of:=POWER([.A5];60)" office:value-type="float" office:value="1.27064071870911">
            <text:p>1,2706407187</text:p>
          </table:table-cell>
          <table:table-cell table:formula="of:=POWER([.A5];70)" office:value-type="float" office:value="1.32239103593429">
            <text:p>1,3223910359</text:p>
          </table:table-cell>
          <table:table-cell table:formula="of:=POWER([.A5];80)" office:value-type="float" office:value="1.37624902631482">
            <text:p>1,3762490263</text:p>
          </table:table-cell>
          <table:table-cell table:formula="of:=POWER([.A5];90)" office:value-type="float" office:value="1.43230053060235">
            <text:p>1,4323005306</text:p>
          </table:table-cell>
          <table:table-cell office:value-type="string">
            <text:p>Accel</text:p>
          </table:table-cell>
          <table:table-cell table:number-columns-repeated="1013"/>
        </table:table-row>
        <table:table-row table:style-name="ro1">
          <table:table-cell office:value-type="float" office:value="1.005">
            <text:p>1,005</text:p>
          </table:table-cell>
          <table:table-cell table:formula="of:=POWER([.A6];10)" office:value-type="float" office:value="1.05114013204079">
            <text:p>1,051140132</text:p>
          </table:table-cell>
          <table:table-cell table:formula="of:=POWER([.A6];20)" office:value-type="float" office:value="1.10489557718673">
            <text:p>1,1048955772</text:p>
          </table:table-cell>
          <table:table-cell table:formula="of:=POWER([.A6];30)" office:value-type="float" office:value="1.16140008289534">
            <text:p>1,1614000829</text:p>
          </table:table-cell>
          <table:table-cell table:formula="of:=POWER([.A6];40)" office:value-type="float" office:value="1.22079423648679">
            <text:p>1,2207942365</text:p>
          </table:table-cell>
          <table:table-cell table:formula="of:=POWER([.A6];50)" office:value-type="float" office:value="1.28322581493536">
            <text:p>1,2832258149</text:p>
          </table:table-cell>
          <table:table-cell table:formula="of:=POWER([.A6];60)" office:value-type="float" office:value="1.34885015254931">
            <text:p>1,3488501525</text:p>
          </table:table-cell>
          <table:table-cell table:formula="of:=POWER([.A6];70)" office:value-type="float" office:value="1.41783052745392">
            <text:p>1,4178305275</text:p>
          </table:table-cell>
          <table:table-cell table:formula="of:=POWER([.A6];80)" office:value-type="float" office:value="1.49033856783937">
            <text:p>1,4903385678</text:p>
          </table:table-cell>
          <table:table-cell table:formula="of:=POWER([.A6];90)" office:value-type="float" office:value="1.56655467898416">
            <text:p>1,566554679</text:p>
          </table:table-cell>
          <table:table-cell table:number-columns-repeated="1014"/>
        </table:table-row>
        <table:table-row table:style-name="ro1">
          <table:table-cell office:value-type="float" office:value="1.006">
            <text:p>1,006</text:p>
          </table:table-cell>
          <table:table-cell table:formula="of:=POWER([.A7];10)" office:value-type="float" office:value="1.06164619412938">
            <text:p>1,0616461941</text:p>
          </table:table-cell>
          <table:table-cell table:formula="of:=POWER([.A7];20)" office:value-type="float" office:value="1.1270926415094">
            <text:p>1,1270926415</text:p>
          </table:table-cell>
          <table:table-cell table:formula="of:=POWER([.A7];30)" office:value-type="float" office:value="1.19657361328969">
            <text:p>1,1965736133</text:p>
          </table:table-cell>
          <table:table-cell table:formula="of:=POWER([.A7];40)" office:value-type="float" office:value="1.27033782254465">
            <text:p>1,2703378225</text:p>
          </table:table-cell>
          <table:table-cell table:formula="of:=POWER([.A7];50)" office:value-type="float" office:value="1.34864931456313">
            <text:p>1,3486493146</text:p>
          </table:table-cell>
          <table:table-cell table:formula="of:=POWER([.A7];60)" office:value-type="float" office:value="1.43178841202115">
            <text:p>1,431788412</text:p>
          </table:table-cell>
          <table:table-cell table:formula="of:=POWER([.A7];70)" office:value-type="float" office:value="1.52005271842081">
            <text:p>1,5200527184</text:p>
          </table:table-cell>
          <table:table-cell table:formula="of:=POWER([.A7];80)" office:value-type="float" office:value="1.61375818338748">
            <text:p>1,6137581834</text:p>
          </table:table-cell>
          <table:table-cell table:formula="of:=POWER([.A7];90)" office:value-type="float" office:value="1.71324023363846">
            <text:p>1,7132402336</text:p>
          </table:table-cell>
          <table:table-cell table:number-columns-repeated="1014"/>
        </table:table-row>
        <table:table-row table:style-name="ro1">
          <table:table-cell office:value-type="float" office:value="1.007">
            <text:p>1,007</text:p>
          </table:table-cell>
          <table:table-cell table:formula="of:=POWER([.A8];10)" office:value-type="float" office:value="1.07224666847017">
            <text:p>1,0722466685</text:p>
          </table:table-cell>
          <table:table-cell table:formula="of:=POWER([.A8];20)" office:value-type="float" office:value="1.14971291804538">
            <text:p>1,149712918</text:p>
          </table:table-cell>
          <table:table-cell table:formula="of:=POWER([.A8];30)" office:value-type="float" office:value="1.23277584607127">
            <text:p>1,2327758461</text:p>
          </table:table-cell>
          <table:table-cell table:formula="of:=POWER([.A8];40)" office:value-type="float" office:value="1.32183979392041">
            <text:p>1,3218397939</text:p>
          </table:table-cell>
          <table:table-cell table:formula="of:=POWER([.A8];50)" office:value-type="float" office:value="1.41733831528245">
            <text:p>1,4173383153</text:p>
          </table:table-cell>
          <table:table-cell table:formula="of:=POWER([.A8];60)" office:value-type="float" office:value="1.51973628665673">
            <text:p>1,5197362867</text:p>
          </table:table-cell>
          <table:table-cell table:formula="of:=POWER([.A8];70)" office:value-type="float" office:value="1.62953217032091">
            <text:p>1,6295321703</text:p>
          </table:table-cell>
          <table:table-cell table:formula="of:=POWER([.A8];80)" office:value-type="float" office:value="1.74726044079155">
            <text:p>1,7472604408</text:p>
          </table:table-cell>
          <table:table-cell table:formula="of:=POWER([.A8];90)" office:value-type="float" office:value="1.87349418658846">
            <text:p>1,8734941866</text:p>
          </table:table-cell>
          <table:table-cell table:number-columns-repeated="1014"/>
        </table:table-row>
        <table:table-row table:style-name="ro1">
          <table:table-cell office:value-type="float" office:value="1.008">
            <text:p>1,008</text:p>
          </table:table-cell>
          <table:table-cell table:formula="of:=POWER([.A9];10)" office:value-type="float" office:value="1.08294230847284">
            <text:p>1,0829423085</text:p>
          </table:table-cell>
          <table:table-cell table:formula="of:=POWER([.A9];20)" office:value-type="float" office:value="1.17276404348048">
            <text:p>1,1727640435</text:p>
          </table:table-cell>
          <table:table-cell table:formula="of:=POWER([.A9];30)" office:value-type="float" office:value="1.27003580054069">
            <text:p>1,2700358005</text:p>
          </table:table-cell>
          <table:table-cell table:formula="of:=POWER([.A9];40)" office:value-type="float" office:value="1.37537550168069">
            <text:p>1,3753755017</text:p>
          </table:table-cell>
          <table:table-cell table:formula="of:=POWER([.A9];50)" office:value-type="float" office:value="1.48945232080707">
            <text:p>1,4894523208</text:p>
          </table:table-cell>
          <table:table-cell table:formula="of:=POWER([.A9];60)" office:value-type="float" office:value="1.61299093465504">
            <text:p>1,6129909347</text:p>
          </table:table-cell>
          <table:table-cell table:formula="of:=POWER([.A9];70)" office:value-type="float" office:value="1.74677612632109">
            <text:p>1,7467761263</text:p>
          </table:table-cell>
          <table:table-cell table:formula="of:=POWER([.A9];80)" office:value-type="float" office:value="1.8916577706234">
            <text:p>1,8916577706</text:p>
          </table:table-cell>
          <table:table-cell table:formula="of:=POWER([.A9];90)" office:value-type="float" office:value="2.04855623295949">
            <text:p>2,048556233</text:p>
          </table:table-cell>
          <table:table-cell office:value-type="string">
            <text:p>Accel</text:p>
          </table:table-cell>
          <table:table-cell table:number-columns-repeated="1013"/>
        </table:table-row>
        <table:table-row table:style-name="ro1">
          <table:table-cell office:value-type="float" office:value="1.009">
            <text:p>1,009</text:p>
          </table:table-cell>
          <table:table-cell table:formula="of:=POWER([.A10];10)" office:value-type="float" office:value="1.09373387280253">
            <text:p>1,0937338728</text:p>
          </table:table-cell>
          <table:table-cell table:formula="of:=POWER([.A10];20)" office:value-type="float" office:value="1.19625378451561">
            <text:p>1,1962537845</text:p>
          </table:table-cell>
          <table:table-cell table:formula="of:=POWER([.A10];30)" office:value-type="float" office:value="1.30838328459294">
            <text:p>1,3083832846</text:p>
          </table:table-cell>
          <table:table-cell table:formula="of:=POWER([.A10];40)" office:value-type="float" office:value="1.43102311696792">
            <text:p>1,431023117</text:p>
          </table:table-cell>
          <table:table-cell table:formula="of:=POWER([.A10];50)" office:value-type="float" office:value="1.56515845579127">
            <text:p>1,5651584558</text:p>
          </table:table-cell>
          <table:table-cell table:formula="of:=POWER([.A10];60)" office:value-type="float" office:value="1.7118668194022">
            <text:p>1,7118668194</text:p>
          </table:table-cell>
          <table:table-cell table:formula="of:=POWER([.A10];70)" office:value-type="float" office:value="1.87232672610691">
            <text:p>1,8723267261</text:p>
          </table:table-cell>
          <table:table-cell table:formula="of:=POWER([.A10];80)" office:value-type="float" office:value="2.04782716129659">
            <text:p>2,0478271613</text:p>
          </table:table-cell>
          <table:table-cell table:formula="of:=POWER([.A10];90)" office:value-type="float" office:value="2.23977793195512">
            <text:p>2,239777932</text:p>
          </table:table-cell>
          <table:table-cell table:number-columns-repeated="1014"/>
        </table:table-row>
        <table:table-row table:style-name="ro1">
          <table:table-cell office:value-type="float" office:value="1.01">
            <text:p>1,01</text:p>
          </table:table-cell>
          <table:table-cell table:formula="of:=POWER([.A11];10)" office:value-type="float" office:value="1.1046221254112">
            <text:p>1,1046221254</text:p>
          </table:table-cell>
          <table:table-cell table:formula="of:=POWER([.A11];20)" office:value-type="float" office:value="1.22019003994797">
            <text:p>1,2201900399</text:p>
          </table:table-cell>
          <table:table-cell table:formula="of:=POWER([.A11];30)" office:value-type="float" office:value="1.34784891533291">
            <text:p>1,3478489153</text:p>
          </table:table-cell>
          <table:table-cell table:formula="of:=POWER([.A11];40)" office:value-type="float" office:value="1.48886373358822">
            <text:p>1,4888637336</text:p>
          </table:table-cell>
          <table:table-cell table:formula="of:=POWER([.A11];50)" office:value-type="float" office:value="1.64463182184388">
            <text:p>1,6446318218</text:p>
          </table:table-cell>
          <table:table-cell table:formula="of:=POWER([.A11];60)" office:value-type="float" office:value="1.81669669856409">
            <text:p>1,8166966986</text:p>
          </table:table-cell>
          <table:table-cell table:formula="of:=POWER([.A11];70)" office:value-type="float" office:value="2.00676336839539">
            <text:p>2,0067633684</text:p>
          </table:table-cell>
          <table:table-cell table:formula="of:=POWER([.A11];80)" office:value-type="float" office:value="2.21671521719426">
            <text:p>2,2167152172</text:p>
          </table:table-cell>
          <table:table-cell table:formula="of:=POWER([.A11];90)" office:value-type="float" office:value="2.44863267464848">
            <text:p>2,4486326746</text:p>
          </table:table-cell>
          <table:table-cell office:value-type="string">
            <text:p>Attack*</text:p>
          </table:table-cell>
          <table:table-cell table:number-columns-repeated="1013"/>
        </table:table-row>
        <table:table-row table:style-name="ro1">
          <table:table-cell office:value-type="float" office:value="1.011">
            <text:p>1,011</text:p>
          </table:table-cell>
          <table:table-cell table:formula="of:=POWER([.A12];10)" office:value-type="float" office:value="1.11560783556923">
            <text:p>1,1156078356</text:p>
          </table:table-cell>
          <table:table-cell table:formula="of:=POWER([.A12];20)" office:value-type="float" office:value="1.24458084278346">
            <text:p>1,2445808428</text:p>
          </table:table-cell>
          <table:table-cell table:formula="of:=POWER([.A12];30)" office:value-type="float" office:value="1.38846414020857">
            <text:p>1,3884641402</text:p>
          </table:table-cell>
          <table:table-cell table:formula="of:=POWER([.A12];40)" office:value-type="float" office:value="1.54898147422358">
            <text:p>1,5489814742</text:p>
          </table:table-cell>
          <table:table-cell table:formula="of:=POWER([.A12];50)" office:value-type="float" office:value="1.72805586979539">
            <text:p>1,7280558698</text:p>
          </table:table-cell>
          <table:table-cell table:formula="of:=POWER([.A12];60)" office:value-type="float" office:value="1.92783266864514">
            <text:p>1,9278326686</text:p>
          </table:table-cell>
          <table:table-cell table:formula="of:=POWER([.A12];70)" office:value-type="float" office:value="2.15070523080685">
            <text:p>2,1507052308</text:p>
          </table:table-cell>
          <table:table-cell table:formula="of:=POWER([.A12];80)" office:value-type="float" office:value="2.39934360748784">
            <text:p>2,3993436075</text:p>
          </table:table-cell>
          <table:table-cell table:formula="of:=POWER([.A12];90)" office:value-type="float" office:value="2.67672652873637">
            <text:p>2,6767265287</text:p>
          </table:table-cell>
          <table:table-cell office:value-type="string">
            <text:p>HP*</text:p>
          </table:table-cell>
          <table:table-cell table:number-columns-repeated="1013"/>
        </table:table-row>
        <table:table-row table:style-name="ro1">
          <table:table-cell office:value-type="float" office:value="1.012">
            <text:p>1,012</text:p>
          </table:table-cell>
          <table:table-cell table:formula="of:=POWER([.A13];10)" office:value-type="float" office:value="1.12669177789704">
            <text:p>1,1266917779</text:p>
          </table:table-cell>
          <table:table-cell table:formula="of:=POWER([.A13];20)" office:value-type="float" office:value="1.26943436238079">
            <text:p>1,2694343624</text:p>
          </table:table-cell>
          <table:table-cell table:formula="of:=POWER([.A13];30)" office:value-type="float" office:value="1.43026125867441">
            <text:p>1,4302612587</text:p>
          </table:table-cell>
          <table:table-cell table:formula="of:=POWER([.A13];40)" office:value-type="float" office:value="1.61146360039313">
            <text:p>1,6114636004</text:p>
          </table:table-cell>
          <table:table-cell table:formula="of:=POWER([.A13];50)" office:value-type="float" office:value="1.8156227889433">
            <text:p>1,8156227889</text:p>
          </table:table-cell>
          <table:table-cell table:formula="of:=POWER([.A13];60)" office:value-type="float" office:value="2.04564726806491">
            <text:p>2,0456472681</text:p>
          </table:table-cell>
          <table:table-cell table:formula="of:=POWER([.A13];70)" office:value-type="float" office:value="2.30481395740628">
            <text:p>2,3048139574</text:p>
          </table:table-cell>
          <table:table-cell table:formula="of:=POWER([.A13];80)" office:value-type="float" office:value="2.59681493539199">
            <text:p>2,5968149354</text:p>
          </table:table-cell>
          <table:table-cell table:formula="of:=POWER([.A13];90)" office:value-type="float" office:value="2.92581003642639">
            <text:p>2,9258100364</text:p>
          </table:table-cell>
          <table:table-cell table:number-columns-repeated="1014"/>
        </table:table-row>
        <table:table-row table:style-name="ro1">
          <table:table-cell office:value-type="float" office:value="1.013">
            <text:p>1,013</text:p>
          </table:table-cell>
          <table:table-cell table:formula="of:=POWER([.A14];10)" office:value-type="float" office:value="1.13787473239703">
            <text:p>1,1378747324</text:p>
          </table:table-cell>
          <table:table-cell table:formula="of:=POWER([.A14];20)" office:value-type="float" office:value="1.29475890662762">
            <text:p>1,2947589066</text:p>
          </table:table-cell>
          <table:table-cell table:formula="of:=POWER([.A14];30)" office:value-type="float" office:value="1.47327344439757">
            <text:p>1,4732734444</text:p>
          </table:table-cell>
          <table:table-cell table:formula="of:=POWER([.A14];40)" office:value-type="float" office:value="1.67640062629154">
            <text:p>1,6764006263</text:p>
          </table:table-cell>
          <table:table-cell table:formula="of:=POWER([.A14];50)" office:value-type="float" office:value="1.9075339140317">
            <text:p>1,907533914</text:p>
          </table:table-cell>
          <table:table-cell table:formula="of:=POWER([.A14];60)" office:value-type="float" office:value="2.17053464196708">
            <text:p>2,170534642</text:p>
          </table:table-cell>
          <table:table-cell table:formula="of:=POWER([.A14];70)" office:value-type="float" office:value="2.46979652488678">
            <text:p>2,4697965249</text:p>
          </table:table-cell>
          <table:table-cell table:formula="of:=POWER([.A14];80)" office:value-type="float" office:value="2.81031905983066">
            <text:p>2,8103190598</text:p>
          </table:table-cell>
          <table:table-cell table:formula="of:=POWER([.A14];90)" office:value-type="float" office:value="3.19779104815509">
            <text:p>3,1977910482</text:p>
          </table:table-cell>
          <table:table-cell office:value-type="string">
            <text:p>MP</text:p>
          </table:table-cell>
          <table:table-cell table:number-columns-repeated="1013"/>
        </table:table-row>
        <table:table-row table:style-name="ro1">
          <table:table-cell office:value-type="float" office:value="1.014">
            <text:p>1,014</text:p>
          </table:table-cell>
          <table:table-cell table:formula="of:=POWER([.A15];10)" office:value-type="float" office:value="1.14915748448557">
            <text:p>1,1491574845</text:p>
          </table:table-cell>
          <table:table-cell table:formula="of:=POWER([.A15];20)" office:value-type="float" office:value="1.3205629241492">
            <text:p>1,3205629241</text:p>
          </table:table-cell>
          <table:table-cell table:formula="of:=POWER([.A15];30)" office:value-type="float" office:value="1.51753476802019">
            <text:p>1,517534768</text:p>
          </table:table-cell>
          <table:table-cell table:formula="of:=POWER([.A15];40)" office:value-type="float" office:value="1.74388643663748">
            <text:p>1,7438864366</text:p>
          </table:table-cell>
          <table:table-cell table:formula="of:=POWER([.A15];50)" office:value-type="float" office:value="2.00400015075482">
            <text:p>2,0040001508</text:p>
          </table:table-cell>
          <table:table-cell table:formula="of:=POWER([.A15];60)" office:value-type="float" office:value="2.30291177215011">
            <text:p>2,3029117722</text:p>
          </table:table-cell>
          <table:table-cell table:formula="of:=POWER([.A15];70)" office:value-type="float" office:value="2.64640829907621">
            <text:p>2,6464082991</text:p>
          </table:table-cell>
          <table:table-cell table:formula="of:=POWER([.A15];80)" office:value-type="float" office:value="3.04113990388815">
            <text:p>3,0411399039</text:p>
          </table:table-cell>
          <table:table-cell table:formula="of:=POWER([.A15];90)" office:value-type="float" office:value="3.49474868192079">
            <text:p>3,4947486819</text:p>
          </table:table-cell>
          <table:table-cell table:number-columns-repeated="1014"/>
        </table:table-row>
        <table:table-row table:style-name="ro1">
          <table:table-cell office:value-type="float" office:value="1.015">
            <text:p>1,015</text:p>
          </table:table-cell>
          <table:table-cell table:formula="of:=POWER([.A16];10)" office:value-type="float" office:value="1.16054082502515">
            <text:p>1,160540825</text:p>
          </table:table-cell>
          <table:table-cell table:formula="of:=POWER([.A16];20)" office:value-type="float" office:value="1.34685500655005">
            <text:p>1,3468550066</text:p>
          </table:table-cell>
          <table:table-cell table:formula="of:=POWER([.A16];30)" office:value-type="float" office:value="1.56308022049085">
            <text:p>1,5630802205</text:p>
          </table:table-cell>
          <table:table-cell table:formula="of:=POWER([.A16];40)" office:value-type="float" office:value="1.81401840866894">
            <text:p>1,8140184087</text:p>
          </table:table-cell>
          <table:table-cell table:formula="of:=POWER([.A16];50)" office:value-type="float" office:value="2.10524242060746">
            <text:p>2,1052424206</text:p>
          </table:table-cell>
          <table:table-cell table:formula="of:=POWER([.A16];60)" office:value-type="float" office:value="2.44321977568973">
            <text:p>2,4432197757</text:p>
          </table:table-cell>
          <table:table-cell table:formula="of:=POWER([.A16];70)" office:value-type="float" office:value="2.83545629419672">
            <text:p>2,8354562942</text:p>
          </table:table-cell>
          <table:table-cell table:formula="of:=POWER([.A16];80)" office:value-type="float" office:value="3.29066278698981">
            <text:p>3,290662787</text:p>
          </table:table-cell>
          <table:table-cell table:formula="of:=POWER([.A16];90)" office:value-type="float" office:value="3.81894850569271">
            <text:p>3,8189485057</text:p>
          </table:table-cell>
          <table:table-cell table:number-columns-repeated="1014"/>
        </table:table-row>
        <table:table-row table:style-name="ro1">
          <table:table-cell office:value-type="float" office:value="1.016">
            <text:p>1,016</text:p>
          </table:table-cell>
          <table:table-cell table:formula="of:=POWER([.A17];10)" office:value-type="float" office:value="1.17202555035677">
            <text:p>1,1720255504</text:p>
          </table:table-cell>
          <table:table-cell table:formula="of:=POWER([.A17];20)" office:value-type="float" office:value="1.3736438906891">
            <text:p>1,3736438907</text:p>
          </table:table-cell>
          <table:table-cell table:formula="of:=POWER([.A17];30)" office:value-type="float" office:value="1.60994573697911">
            <text:p>1,609945737</text:p>
          </table:table-cell>
          <table:table-cell table:formula="of:=POWER([.A17];40)" office:value-type="float" office:value="1.88689753842748">
            <text:p>1,8868975384</text:p>
          </table:table-cell>
          <table:table-cell table:formula="of:=POWER([.A17];50)" office:value-type="float" office:value="2.21149212594231">
            <text:p>2,2114921259</text:p>
          </table:table-cell>
          <table:table-cell table:formula="of:=POWER([.A17];60)" office:value-type="float" office:value="2.59192527601721">
            <text:p>2,591925276</text:p>
          </table:table-cell>
          <table:table-cell table:formula="of:=POWER([.A17];70)" office:value-type="float" office:value="3.0378026481077">
            <text:p>3,0378026481</text:p>
          </table:table-cell>
          <table:table-cell table:formula="of:=POWER([.A17];80)" office:value-type="float" office:value="3.5603823205237">
            <text:p>3,5603823205</text:p>
          </table:table-cell>
          <table:table-cell table:formula="of:=POWER([.A17];90)" office:value-type="float" office:value="4.17285904869231">
            <text:p>4,1728590487</text:p>
          </table:table-cell>
          <table:table-cell office:value-type="string">
            <text:p>MP*</text:p>
          </table:table-cell>
          <table:table-cell table:number-columns-repeated="1013"/>
        </table:table-row>
        <table:table-row table:style-name="ro1">
          <table:table-cell office:value-type="float" office:value="1.017">
            <text:p>1,017</text:p>
          </table:table-cell>
          <table:table-cell table:formula="of:=POWER([.A18];10)" office:value-type="float" office:value="1.18361246233241">
            <text:p>1,1836124623</text:p>
          </table:table-cell>
          <table:table-cell table:formula="of:=POWER([.A18];20)" office:value-type="float" office:value="1.40093846098859">
            <text:p>1,400938461</text:p>
          </table:table-cell>
          <table:table-cell table:formula="of:=POWER([.A18];30)" office:value-type="float" office:value="1.65816822138687">
            <text:p>1,6581682214</text:p>
          </table:table-cell>
          <table:table-cell table:formula="of:=POWER([.A18];40)" office:value-type="float" office:value="1.96262857147707">
            <text:p>1,9626285715</text:p>
          </table:table-cell>
          <table:table-cell table:formula="of:=POWER([.A18];50)" office:value-type="float" office:value="2.32299163612991">
            <text:p>2,3229916361</text:p>
          </table:table-cell>
          <table:table-cell table:formula="of:=POWER([.A18];60)" office:value-type="float" office:value="2.74952185041731">
            <text:p>2,7495218504</text:p>
          </table:table-cell>
          <table:table-cell table:formula="of:=POWER([.A18];70)" office:value-type="float" office:value="3.25436832760919">
            <text:p>3,2543683276</text:p>
          </table:table-cell>
          <table:table-cell table:formula="of:=POWER([.A18];80)" office:value-type="float" office:value="3.85191090957812">
            <text:p>3,8519109096</text:p>
          </table:table-cell>
          <table:table-cell table:formula="of:=POWER([.A18];90)" office:value-type="float" office:value="4.55916975637082">
            <text:p>4,5591697564</text:p>
          </table:table-cell>
          <table:table-cell table:number-columns-repeated="1014"/>
        </table:table-row>
        <table:table-row table:style-name="ro1">
          <table:table-cell office:value-type="float" office:value="1.018">
            <text:p>1,018</text:p>
          </table:table-cell>
          <table:table-cell table:formula="of:=POWER([.A19];10)" office:value-type="float" office:value="1.19530236834767">
            <text:p>1,1953023683</text:p>
          </table:table-cell>
          <table:table-cell table:formula="of:=POWER([.A19];20)" office:value-type="float" office:value="1.42874775177754">
            <text:p>1,4287477518</text:p>
          </table:table-cell>
          <table:table-cell table:formula="of:=POWER([.A19];30)" office:value-type="float" office:value="1.7077855714711">
            <text:p>1,7077855715</text:p>
          </table:table-cell>
          <table:table-cell table:formula="of:=POWER([.A19];40)" office:value-type="float" office:value="2.04132013820938">
            <text:p>2,0413201382</text:p>
          </table:table-cell>
          <table:table-cell table:formula="of:=POWER([.A19];50)" office:value-type="float" office:value="2.43999479575746">
            <text:p>2,4399947958</text:p>
          </table:table-cell>
          <table:table-cell table:formula="of:=POWER([.A19];60)" office:value-type="float" office:value="2.91653155812488">
            <text:p>2,9165315581</text:p>
          </table:table-cell>
          <table:table-cell table:formula="of:=POWER([.A19];70)" office:value-type="float" office:value="3.48613707878738">
            <text:p>3,4861370788</text:p>
          </table:table-cell>
          <table:table-cell table:formula="of:=POWER([.A19];80)" office:value-type="float" office:value="4.16698790665918">
            <text:p>4,1669879067</text:p>
          </table:table-cell>
          <table:table-cell table:formula="of:=POWER([.A19];90)" office:value-type="float" office:value="4.9808105137058">
            <text:p>4,9808105137</text:p>
          </table:table-cell>
          <table:table-cell table:number-columns-repeated="1014"/>
        </table:table-row>
        <table:table-row table:style-name="ro1">
          <table:table-cell office:value-type="float" office:value="1.019">
            <text:p>1,019</text:p>
          </table:table-cell>
          <table:table-cell table:formula="of:=POWER([.A20];10)" office:value-type="float" office:value="1.20709608137461">
            <text:p>1,2070960814</text:p>
          </table:table-cell>
          <table:table-cell table:formula="of:=POWER([.A20];20)" office:value-type="float" office:value="1.45708094966995">
            <text:p>1,4570809497</text:p>
          </table:table-cell>
          <table:table-cell table:formula="of:=POWER([.A20];30)" office:value-type="float" office:value="1.7588367045922">
            <text:p>1,7588367046</text:p>
          </table:table-cell>
          <table:table-cell table:formula="of:=POWER([.A20];40)" office:value-type="float" office:value="2.12308489389108">
            <text:p>2,1230848939</text:p>
          </table:table-cell>
          <table:table-cell table:formula="of:=POWER([.A20];50)" office:value-type="float" office:value="2.56276745584156">
            <text:p>2,5627674558</text:p>
          </table:table-cell>
          <table:table-cell table:formula="of:=POWER([.A20];60)" office:value-type="float" office:value="3.09350655342074">
            <text:p>3,0935065534</text:p>
          </table:table-cell>
          <table:table-cell table:formula="of:=POWER([.A20];70)" office:value-type="float" office:value="3.73415963834086">
            <text:p>3,7341596383</text:p>
          </table:table-cell>
          <table:table-cell table:formula="of:=POWER([.A20];80)" office:value-type="float" office:value="4.5074894666685">
            <text:p>4,5074894667</text:p>
          </table:table-cell>
          <table:table-cell table:formula="of:=POWER([.A20];90)" office:value-type="float" office:value="5.44097287205289">
            <text:p>5,4409728721</text:p>
          </table:table-cell>
          <table:table-cell table:number-columns-repeated="1014"/>
        </table:table-row>
        <table:table-row table:style-name="ro1">
          <table:table-cell office:value-type="float" office:value="1.02">
            <text:p>1,02</text:p>
          </table:table-cell>
          <table:table-cell table:formula="of:=POWER([.A21];10)" office:value-type="float" office:value="1.21899441999476">
            <text:p>1,21899442</text:p>
          </table:table-cell>
          <table:table-cell table:formula="of:=POWER([.A21];20)" office:value-type="float" office:value="1.48594739597835">
            <text:p>1,485947396</text:p>
          </table:table-cell>
          <table:table-cell table:formula="of:=POWER([.A21];30)" office:value-type="float" office:value="1.81136158410335">
            <text:p>1,8113615841</text:p>
          </table:table-cell>
          <table:table-cell table:formula="of:=POWER([.A21];40)" office:value-type="float" office:value="2.20803966361485">
            <text:p>2,2080396636</text:p>
          </table:table-cell>
          <table:table-cell table:formula="of:=POWER([.A21];50)" office:value-type="float" office:value="2.69158802907361">
            <text:p>2,6915880291</text:p>
          </table:table-cell>
          <table:table-cell table:formula="of:=POWER([.A21];60)" office:value-type="float" office:value="3.28103078836541">
            <text:p>3,2810307884</text:p>
          </table:table-cell>
          <table:table-cell table:formula="of:=POWER([.A21];70)" office:value-type="float" office:value="3.99955822284844">
            <text:p>3,9995582228</text:p>
          </table:table-cell>
          <table:table-cell table:formula="of:=POWER([.A21];80)" office:value-type="float" office:value="4.8754391560964">
            <text:p>4,8754391561</text:p>
          </table:table-cell>
          <table:table-cell table:formula="of:=POWER([.A21];90)" office:value-type="float" office:value="5.94313312630546">
            <text:p>5,943133126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.05">
            <text:p>1,05</text:p>
          </table:table-cell>
          <table:table-cell office:value-type="float" office:value="3">
            <text:p>3</text:p>
          </table:table-cell>
          <table:table-cell table:formula="of:=POWER([.A24];[.B24])" office:value-type="float" office:value="1.157625">
            <text:p>1,157625</text:p>
          </table:table-cell>
          <table:table-cell office:value-type="string">
            <text:p>SUM = MUL</text:p>
          </table:table-cell>
          <table:table-cell table:number-columns-repeated="1020"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3">
            <text:p>3</text:p>
          </table:table-cell>
          <table:table-cell table:formula="of:=POWER([.A25];[.B25])" office:value-type="float" office:value="1.331">
            <text:p>1,331</text:p>
          </table:table-cell>
          <table:table-cell office:value-type="string">
            <text:p>SUM = MUL</text:p>
          </table:table-cell>
          <table:table-cell table:number-columns-repeated="1020"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3">
            <text:p>3</text:p>
          </table:table-cell>
          <table:table-cell table:formula="of:=POWER([.A26];[.B26])" office:value-type="float" office:value="1.728">
            <text:p>1,728</text:p>
          </table:table-cell>
          <table:table-cell office:value-type="string">
            <text:p>MUL &gt; SUM</text:p>
          </table:table-cell>
          <table:table-cell table:number-columns-repeated="1020"/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3">
            <text:p>3</text:p>
          </table:table-cell>
          <table:table-cell table:formula="of:=POWER([.A27];[.B27])" office:value-type="float" office:value="2.197">
            <text:p>2,197</text:p>
          </table:table-cell>
          <table:table-cell office:value-type="string">
            <text:p>MUL &gt;&gt; SUM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10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22/01/2019</text:date>, <text:time>15:3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tor Almeida</meta:initial-creator>
    <meta:creation-date>2018-11-05T21:46:40.49</meta:creation-date>
    <meta:generator>OpenOffice/4.1.3$Win32 OpenOffice.org_project/413m1$Build-9783</meta:generator>
    <dc:date>2019-01-22T15:38:22.46</dc:date>
    <dc:creator>Heitor Almeida</dc:creator>
    <meta:editing-duration>PT7H19M29S</meta:editing-duration>
    <meta:editing-cycles>15</meta:editing-cycles>
    <meta:document-statistic meta:table-count="2" meta:cell-count="236" meta:object-count="0"/>
  </office:meta>
</office:document-meta>
</file>